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ronograma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ce1" office:value-type="date" office:date-value="2012-01-09">
            <text:p>09/01/12</text:p>
          </table:table-cell>
          <table:table-cell table:style-name="ce1" office:value-type="date" office:date-value="2012-01-15">
            <text:p>15/01/12</text:p>
          </table:table-cell>
          <table:table-cell table:style-name="ce1" office:value-type="date" office:date-value="2012-02-01">
            <text:p>01/02/12</text:p>
          </table:table-cell>
          <table:table-cell table:style-name="ce1" office:value-type="date" office:date-value="2012-02-15">
            <text:p>15/02/12</text:p>
          </table:table-cell>
          <table:table-cell table:style-name="ce1" office:value-type="date" office:date-value="2012-03-01">
            <text:p>01/03/12</text:p>
          </table:table-cell>
        </table:table-row>
        <table:table-row table:style-name="ro1">
          <table:table-cell office:value-type="string">
            <text:p>Fixação dos sensores do robô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Troca da borracha do enco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vestimento da roda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Implementação do FCM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Teste Fuzzy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Teste FCM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Desenvolvimento do relatório</text:p>
          </table:table-cell>
          <table:table-cell/>
          <table:table-cell table:number-columns-repeated="4" office:value-type="string">
            <text:p>x</text:p>
          </table:table-cell>
        </table:table-row>
      </table:table>
      <table:table table:name="Horário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orári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exandre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Júlio</text:p>
          </table:table-cell>
          <table:table-cell office:value-type="string">
            <text:p>8h-12h</text:p>
          </table:table-cell>
        </table:table-row>
        <table:table-row table:style-name="ro1">
          <table:table-cell office:value-type="string">
            <text:p>Yuri</text:p>
          </table:table-cell>
          <table:table-cell office:value-type="string">
            <text:p>?</text:p>
          </table:table-cell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0:15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09T10:07:09</meta:creation-date>
    <dc:date>2012-01-09T10:15:55</dc:date>
    <dc:creator>Júlio Nardelli</dc:creator>
    <meta:editing-duration>PT00H08M50S</meta:editing-duration>
    <meta:editing-cycles>1</meta:editing-cycles>
    <meta:document-statistic meta:table-count="3" meta:cell-count="35" meta:object-count="0"/>
    <meta:generator>OpenOffice.org/3.2$Linux OpenOffice.org_project/320m12$Build-9483</meta:generator>
  </office:meta>
</office:document-meta>
</file>